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185a41" officeooo:paragraph-rsid="00185a41"/>
    </style:style>
    <style:style style:name="P2" style:family="paragraph" style:parent-style-name="Header">
      <style:text-properties officeooo:rsid="00171d27" officeooo:paragraph-rsid="00171d27"/>
    </style:style>
    <style:style style:name="P3" style:family="paragraph" style:parent-style-name="Text_20_body">
      <style:text-properties officeooo:rsid="00185a41" officeooo:paragraph-rsid="00185a41"/>
    </style:style>
    <style:style style:name="P4" style:family="paragraph" style:parent-style-name="Text_20_body" style:list-style-name="L1">
      <style:text-properties officeooo:rsid="00185a41" officeooo:paragraph-rsid="00185a41"/>
    </style:style>
    <style:style style:name="P5" style:family="paragraph" style:parent-style-name="Text_20_body">
      <style:text-properties officeooo:paragraph-rsid="00185a41"/>
    </style:style>
    <style:style style:name="P6" style:family="paragraph" style:parent-style-name="Title">
      <style:text-properties officeooo:rsid="00185a41" officeooo:paragraph-rsid="00185a41"/>
    </style:style>
    <style:style style:name="T1" style:family="text">
      <style:text-properties officeooo:rsid="00185a4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8f91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ow to work for PPA</text:p>
      <text:list xml:id="list1278835209" text:style-name="L1">
        <text:list-item>
          <text:p text:style-name="P4"><text:span text:style-name="T2">Read</text:span> the book/<text:span text:style-name="T2">Watch</text:span> the lecture videos for that week.</text:p>
        </text:list-item>
        <text:list-item>
          <text:p text:style-name="P4">Live sessions are to <text:span text:style-name="T2">discuss and understand</text:span> the material from the previous week.</text:p>
        </text:list-item>
        <text:list-item>
          <text:p text:style-name="P4">Classes are either <text:span text:style-name="T2">online</text:span> or <text:span text:style-name="T2">in person</text:span>. The timetable is changing constantly, so check regularly.</text:p>
        </text:list-item>
        <text:list-item>
          <text:p text:style-name="P4"><text:span text:style-name="T2">BlueJ</text:span> – The learning environment for this module.</text:p>
        </text:list-item>
      </text:list>
      <text:p text:style-name="P3"/>
      <text:p text:style-name="P5"><text:a xlink:type="simple" xlink:href="https://pollev.com/kolling" text:style-name="Internet_20_link" text:visited-style-name="Visited_20_Internet_20_Link"><text:span text:style-name="T1">https://pollev.com/kolling</text:span></text:a><text:span text:style-name="T1"> – </text:span><text:span text:style-name="T3">Interactive polling is done he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1d27" officeooo:paragraph-rsid="00171d27"/>
    </style:style>
    <style:style style:name="MP2" style:family="paragraph" style:parent-style-name="Footer">
      <style:text-properties officeooo:rsid="00185a41" officeooo:paragraph-rsid="00185a4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4CCS1PPA<text:tab/>Programming Practice and Applications<text:tab/>28/09/2020</text:p>
      </style:header>
      <style:footer>
        <text:p text:style-name="MP2">Aaron Patrick Monte<text:tab/>How To Work For PPA<text:tab/>K20059926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8:45:18.929843691</meta:creation-date>
    <dc:date>2020-09-28T09:22:38.857448154</dc:date>
    <meta:editing-duration>PT5M39S</meta:editing-duration>
    <meta:editing-cycles>1</meta:editing-cycles>
    <meta:document-statistic meta:table-count="0" meta:image-count="0" meta:object-count="0" meta:page-count="1" meta:paragraph-count="8" meta:word-count="74" meta:character-count="474" meta:non-whitespace-character-count="410"/>
    <meta:generator>LibreOffice/6.4.5.2$Linux_X86_64 LibreOffice_project/40$Build-2</meta:generator>
  </office:meta>
</office:document-meta>
</file>